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/>
    <style:font-face style:name="WenQuanYi Micro Hei" svg:font-family="'WenQuanYi Micro Hei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Symbol" svg:font-family="Symbol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Vrije_20_vorm_20_A">
      <style:text-properties fo:color="#000000" style:font-name="Times New Roman" fo:font-size="10pt" fo:language="en" fo:country="US" style:font-name-asian="Times New Roman" style:font-size-asian="10pt" style:language-asian="en" style:country-asian="US" style:font-name-complex="Times New Roman" style:language-complex="none" style:country-complex="non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/>
    </style:style>
    <style:style style:name="P4" style:family="paragraph" style:parent-style-name="Standard">
      <style:paragraph-properties fo:text-align="start" style:justify-single-word="false"/>
      <style:text-properties style:font-name="Calibri Bold" fo:font-size="13pt" style:font-size-asian="13pt" style:font-name-complex="Calibri Bold"/>
    </style:style>
    <style:style style:name="P5" style:family="paragraph" style:parent-style-name="Standard">
      <style:paragraph-properties fo:margin-top="0.1665in" fo:margin-bottom="0.139in" style:contextual-spacing="false" fo:text-align="start" style:justify-single-word="false"/>
    </style:style>
    <style:style style:name="P6" style:family="paragraph" style:parent-style-name="Standard">
      <style:paragraph-properties fo:margin-left="0.25in" fo:margin-right="0in" fo:margin-top="0.1665in" fo:margin-bottom="0.139in" style:contextual-spacing="false" fo:text-align="start" style:justify-single-word="false" fo:text-indent="0in" style:auto-text-indent="false"/>
    </style:style>
    <style:style style:name="P7" style:family="paragraph" style:parent-style-name="heading_20_1" style:master-page-name="Standard">
      <style:paragraph-properties fo:margin-left="0in" fo:margin-right="0in" fo:text-align="start" style:justify-single-word="false" fo:text-indent="0in" style:auto-text-indent="false" style:page-number="auto">
        <style:tab-stops>
          <style:tab-stop style:position="0.3in"/>
          <style:tab-stop style:position="0.5in"/>
        </style:tab-stops>
      </style:paragraph-properties>
    </style:style>
    <style:style style:name="P8" style:family="paragraph" style:parent-style-name="Heading_20_3">
      <style:paragraph-properties fo:text-align="start" style:justify-single-word="false"/>
      <style:text-properties fo:font-size="11pt" style:font-size-asian="11pt"/>
    </style:style>
    <style:style style:name="P9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ext_20_body_20__28_user_29_">
      <style:paragraph-properties fo:text-align="start" style:justify-single-word="false"/>
      <style:text-properties fo:font-size="20pt" style:font-size-asian="20pt"/>
    </style:style>
    <style:style style:name="P11" style:family="paragraph" style:parent-style-name="Text_20_body_20__28_user_29_">
      <style:paragraph-properties fo:text-align="start" style:justify-single-word="false"/>
      <style:text-properties fo:font-weight="bold" style:font-weight-asian="bold" style:font-size-complex="11pt"/>
    </style:style>
    <style:style style:name="P12" style:family="paragraph" style:parent-style-name="Text_20_body_20__28_user_29_">
      <style:paragraph-properties fo:text-align="start" style:justify-single-word="false"/>
    </style:style>
    <style:style style:name="P13" style:family="paragraph" style:parent-style-name="Text_20_body_20__28_user_29_">
      <style:paragraph-properties fo:margin-left="0.5in" fo:margin-right="0in" fo:text-align="start" style:justify-single-word="false" fo:text-indent="0in" style:auto-text-indent="false"/>
    </style:style>
    <style:style style:name="P14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3">
      <style:paragraph-properties fo:text-align="start" style:justify-single-word="false"/>
    </style:style>
    <style:style style:name="P16" style:family="paragraph" style:parent-style-name="List_20_Paragraph">
      <style:paragraph-properties fo:text-align="start" style:justify-single-word="false"/>
    </style:style>
    <style:style style:name="P17" style:family="paragraph" style:parent-style-name="List_20_Paragraph" style:list-style-name="WW8Num31">
      <style:paragraph-properties fo:text-align="start" style:justify-single-word="false"/>
    </style:style>
    <style:style style:name="P18" style:family="paragraph" style:parent-style-name="List_20_Paragraph" style:list-style-name="WW8Num31">
      <style:paragraph-properties fo:text-align="start" style:justify-single-word="false"/>
      <style:text-properties officeooo:paragraph-rsid="001f4571"/>
    </style:style>
    <style:style style:name="P19" style:family="paragraph" style:parent-style-name="List_20_Paragraph" style:list-style-name="WW8Num31">
      <style:paragraph-properties fo:text-align="start" style:justify-single-word="false"/>
      <style:text-properties officeooo:paragraph-rsid="00216895"/>
    </style:style>
    <style:style style:name="P20" style:family="paragraph" style:parent-style-name="List_20_Paragraph" style:list-style-name="WW8Num31">
      <style:paragraph-properties fo:text-align="start" style:justify-single-word="false"/>
      <style:text-properties officeooo:paragraph-rsid="00222baa"/>
    </style:style>
    <style:style style:name="P21" style:family="paragraph" style:parent-style-name="List_20_Paragraph" style:list-style-name="WW8Num31">
      <style:paragraph-properties fo:text-align="start" style:justify-single-word="false"/>
      <style:text-properties officeooo:paragraph-rsid="00234b89"/>
    </style:style>
    <style:style style:name="P22" style:family="paragraph" style:parent-style-name="List_20_Paragraph" style:list-style-name="WW8Num31">
      <style:paragraph-properties fo:text-align="start" style:justify-single-word="false"/>
      <style:text-properties officeooo:paragraph-rsid="0023d59b"/>
    </style:style>
    <style:style style:name="P23" style:family="paragraph" style:parent-style-name="List_20_Paragraph" style:list-style-name="WW8Num31">
      <style:paragraph-properties fo:text-align="start" style:justify-single-word="false"/>
      <style:text-properties officeooo:paragraph-rsid="002a5db0"/>
    </style:style>
    <style:style style:name="P24" style:family="paragraph" style:parent-style-name="List_20_Paragraph" style:list-style-name="WW8Num31">
      <style:paragraph-properties fo:text-align="start" style:justify-single-word="false"/>
      <style:text-properties officeooo:paragraph-rsid="002dbb68"/>
    </style:style>
    <style:style style:name="P25" style:family="paragraph" style:parent-style-name="List_20_Paragraph" style:list-style-name="WW8Num31">
      <style:paragraph-properties fo:text-align="start" style:justify-single-word="false"/>
      <style:text-properties officeooo:paragraph-rsid="0035d7bf"/>
    </style:style>
    <style:style style:name="P26" style:family="paragraph" style:parent-style-name="List_20_Paragraph" style:list-style-name="WW8Num31">
      <style:paragraph-properties fo:text-align="start" style:justify-single-word="false"/>
      <style:text-properties officeooo:paragraph-rsid="00395149"/>
    </style:style>
    <style:style style:name="P27" style:family="paragraph" style:parent-style-name="List_20_Paragraph" style:list-style-name="WW8Num31">
      <style:paragraph-properties fo:text-align="start" style:justify-single-word="false"/>
      <style:text-properties officeooo:paragraph-rsid="0039fea1"/>
    </style:style>
    <style:style style:name="P28" style:family="paragraph" style:parent-style-name="List_20_Paragraph" style:list-style-name="WW8Num31">
      <style:paragraph-properties fo:text-align="start" style:justify-single-word="false"/>
      <style:text-properties officeooo:paragraph-rsid="003c0e9d"/>
    </style:style>
    <style:style style:name="P29" style:family="paragraph" style:parent-style-name="List_20_Paragraph" style:list-style-name="WW8Num31">
      <style:paragraph-properties fo:text-align="start" style:justify-single-word="false"/>
      <style:text-properties officeooo:paragraph-rsid="003eaeba"/>
    </style:style>
    <style:style style:name="P30" style:family="paragraph" style:parent-style-name="List_20_Paragraph" style:list-style-name="WW8Num31">
      <style:paragraph-properties fo:text-align="start" style:justify-single-word="false"/>
      <style:text-properties officeooo:paragraph-rsid="0040443e"/>
    </style:style>
    <style:style style:name="P31" style:family="paragraph" style:parent-style-name="List_20_Paragraph" style:list-style-name="WW8Num11">
      <style:paragraph-properties fo:margin-left="0.5in" fo:margin-right="0in" fo:margin-top="0.1665in" fo:margin-bottom="0.139in" style:contextual-spacing="false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ourier" style:font-name-complex="Courier"/>
    </style:style>
    <style:style style:name="P34" style:family="paragraph" style:parent-style-name="List_20_Paragraph">
      <style:paragraph-properties fo:margin-left="0.25in" fo:margin-right="0in" fo:text-align="start" style:justify-single-word="false" fo:text-indent="0in" style:auto-text-indent="false"/>
    </style:style>
    <style:style style:name="P35" style:family="paragraph" style:parent-style-name="No_20_Spacing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size="13pt" style:font-size-asian="13pt"/>
    </style:style>
    <style:style style:name="T2" style:family="text">
      <style:text-properties fo:color="#222222" style:font-name="Arial" fo:font-size="10pt" style:font-name-asian="Times New Roman" style:font-size-asian="10pt" style:font-name-complex="Arial" style:font-size-complex="10pt"/>
    </style:style>
    <style:style style:name="T3" style:family="text">
      <style:text-properties fo:color="#222222" style:font-name="Arial" fo:font-size="10pt" fo:background-color="#ffffff" loext:char-shading-value="0" style:font-name-asian="Times New Roman" style:font-size-asian="10pt" style:font-name-complex="Arial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7" style:family="text">
      <style:text-properties fo:color="#000086" fo:font-size="13pt" style:font-size-asian="13pt"/>
    </style:style>
    <style:style style:name="T8" style:family="text">
      <style:text-properties style:font-name="Cambria" style:font-name-complex="Cambria"/>
    </style:style>
    <style:style style:name="T9" style:family="text">
      <style:text-properties style:font-name="Cambria" fo:font-style="italic" style:text-underline-style="solid" style:text-underline-width="auto" style:text-underline-color="font-color" style:font-style-asian="italic" style:font-name-complex="Cambria"/>
    </style:style>
    <style:style style:name="T10" style:family="text">
      <style:text-properties style:font-name="Cambria" fo:font-style="italic" style:font-style-asian="italic" style:font-name-complex="Cambria"/>
    </style:style>
    <style:style style:name="T11" style:family="text">
      <style:text-properties style:font-name="Cambria" fo:font-style="italic" officeooo:rsid="0039fea1" style:font-style-asian="italic" style:font-name-complex="Cambria"/>
    </style:style>
    <style:style style:name="T12" style:family="text">
      <style:text-properties style:font-name="Cambria" fo:font-style="italic" style:text-underline-style="none" style:font-style-asian="italic" style:font-name-complex="Cambria"/>
    </style:style>
    <style:style style:name="T13" style:family="text">
      <style:text-properties style:font-name="Cambria" fo:font-style="italic" style:text-underline-style="none" officeooo:rsid="0039fea1" style:font-style-asian="italic" style:font-name-complex="Cambria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font-color" style:font-style-asian="italic"/>
    </style:style>
    <style:style style:name="T16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7" style:family="text">
      <style:text-properties style:font-name="Calibri Bold" style:font-name-complex="Calibri Bold"/>
    </style:style>
    <style:style style:name="T18" style:family="text">
      <style:text-properties style:font-name="Calibri Bold Italic" style:font-name-complex="Calibri Bold Italic"/>
    </style:style>
    <style:style style:name="T19" style:family="text">
      <style:text-properties style:font-name="Calibri Italic" style:font-name-complex="Calibri Italic"/>
    </style:style>
    <style:style style:name="T20" style:family="text">
      <style:text-properties officeooo:rsid="001d5fc5"/>
    </style:style>
    <style:style style:name="T21" style:family="text">
      <style:text-properties officeooo:rsid="001f4571"/>
    </style:style>
    <style:style style:name="T22" style:family="text">
      <style:text-properties officeooo:rsid="0020f390"/>
    </style:style>
    <style:style style:name="T23" style:family="text">
      <style:text-properties officeooo:rsid="00216895"/>
    </style:style>
    <style:style style:name="T24" style:family="text">
      <style:text-properties officeooo:rsid="00217917"/>
    </style:style>
    <style:style style:name="T25" style:family="text">
      <style:text-properties officeooo:rsid="00222baa"/>
    </style:style>
    <style:style style:name="T26" style:family="text">
      <style:text-properties officeooo:rsid="00234b89"/>
    </style:style>
    <style:style style:name="T27" style:family="text">
      <style:text-properties officeooo:rsid="00239dcc"/>
    </style:style>
    <style:style style:name="T28" style:family="text">
      <style:text-properties officeooo:rsid="0023d59b"/>
    </style:style>
    <style:style style:name="T29" style:family="text">
      <style:text-properties officeooo:rsid="00258557"/>
    </style:style>
    <style:style style:name="T30" style:family="text">
      <style:text-properties officeooo:rsid="0029559e"/>
    </style:style>
    <style:style style:name="T31" style:family="text">
      <style:text-properties officeooo:rsid="002a5db0"/>
    </style:style>
    <style:style style:name="T32" style:family="text">
      <style:text-properties officeooo:rsid="002dbb68"/>
    </style:style>
    <style:style style:name="T33" style:family="text">
      <style:text-properties officeooo:rsid="002e2955"/>
    </style:style>
    <style:style style:name="T34" style:family="text">
      <style:text-properties officeooo:rsid="002fc501"/>
    </style:style>
    <style:style style:name="T35" style:family="text">
      <style:text-properties officeooo:rsid="00314b9d"/>
    </style:style>
    <style:style style:name="T36" style:family="text">
      <style:text-properties officeooo:rsid="00325adb"/>
    </style:style>
    <style:style style:name="T37" style:family="text">
      <style:text-properties officeooo:rsid="0035d7bf"/>
    </style:style>
    <style:style style:name="T38" style:family="text">
      <style:text-properties officeooo:rsid="00376bd0"/>
    </style:style>
    <style:style style:name="T39" style:family="text">
      <style:text-properties fo:font-variant="normal" fo:text-transform="none" fo:color="#000000" fo:letter-spacing="normal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officeooo:rsid="00395149"/>
    </style:style>
    <style:style style:name="T42" style:family="text">
      <style:text-properties fo:font-variant="normal" fo:text-transform="none" fo:color="#000000" fo:letter-spacing="normal" fo:font-style="normal" fo:font-weight="normal" officeooo:rsid="003de241"/>
    </style:style>
    <style:style style:name="T43" style:family="text">
      <style:text-properties fo:font-variant="normal" fo:text-transform="none" fo:color="#000000" style:font-name="courier" fo:font-size="11.25pt" fo:letter-spacing="normal" fo:font-style="normal" fo:font-weight="normal"/>
    </style:style>
    <style:style style:name="T44" style:family="text">
      <style:text-properties fo:font-variant="normal" fo:text-transform="none" fo:color="#000000" style:font-name="courier" fo:font-size="11.25pt" fo:letter-spacing="normal" fo:font-style="normal" fo:font-weight="normal" officeooo:rsid="003c0e9d"/>
    </style:style>
    <style:style style:name="T45" style:family="text">
      <style:text-properties fo:font-variant="normal" fo:text-transform="none" fo:color="#000000" style:font-name="Calibri" fo:font-size="11pt" fo:letter-spacing="normal" fo:language="en" fo:country="US" fo:font-style="normal" fo:font-weight="normal" style:font-name-asian="ヒラギノ角ゴ Pro W3" style:font-size-asian="11pt" style:font-name-complex="Calibri" style:font-size-complex="10pt" style:language-complex="ar" style:country-complex="SA"/>
    </style:style>
    <style:style style:name="T46" style:family="text">
      <style:text-properties fo:font-variant="normal" fo:text-transform="none" fo:color="#000000" style:font-name="Calibri" fo:font-size="11pt" fo:letter-spacing="normal" fo:language="en" fo:country="US" fo:font-style="normal" fo:font-weight="normal" officeooo:rsid="003de241" style:font-name-asian="ヒラギノ角ゴ Pro W3" style:font-size-asian="11pt" style:font-name-complex="Calibri" style:font-size-complex="10pt" style:language-complex="ar" style:country-complex="SA"/>
    </style:style>
    <style:style style:name="T47" style:family="text">
      <style:text-properties officeooo:rsid="00395149"/>
    </style:style>
    <style:style style:name="T48" style:family="text">
      <style:text-properties officeooo:rsid="0039fea1"/>
    </style:style>
    <style:style style:name="T49" style:family="text">
      <style:text-properties officeooo:rsid="003c0e9d"/>
    </style:style>
    <style:style style:name="T50" style:family="text">
      <style:text-properties officeooo:rsid="003c7eda"/>
    </style:style>
    <style:style style:name="T51" style:family="text">
      <style:text-properties officeooo:rsid="003de241"/>
    </style:style>
    <style:style style:name="T52" style:family="text">
      <style:text-properties officeooo:rsid="003eaeba"/>
    </style:style>
    <style:style style:name="T53" style:family="text">
      <style:text-properties officeooo:rsid="003f78dc"/>
    </style:style>
    <style:style style:name="T54" style:family="text">
      <style:text-properties officeooo:rsid="004012e6"/>
    </style:style>
    <style:style style:name="T55" style:family="text">
      <style:text-properties officeooo:rsid="004044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S Lab 1 - Answer Sheet</text:p>
      <text:p text:style-name="P10">Network Tools</text:p>
      <text:p text:style-name="P35">Student Name: <text:span text:style-name="T30">Maico</text:span></text:p>
      <text:p text:style-name="P35">Student Surname: <text:span text:style-name="T30">Timmerman</text:span></text:p>
      <text:p text:style-name="P35">Student Number: <text:span text:style-name="T30">10542590</text:span></text:p>
      <text:p text:style-name="P35"/>
      <text:p text:style-name="P35">Operating System: <text:span text:style-name="T30">Linux </text:span></text:p>
      <text:p text:style-name="P10"/>
      <text:p text:style-name="P2"><text:span text:style-name="T1">Fahimeh Alizadeh (</text:span><text:a xlink:type="simple" xlink:href="mailto:f.alizadehmoghaddam@uva.nl"><text:span text:style-name="Internet_20_link"><text:span text:style-name="T1">f.alizadehmoghaddam@uva.nl</text:span></text:span></text:a><text:span text:style-name="T1">)</text:span></text:p>
      <text:p text:style-name="P2"><text:span text:style-name="T1">Rex Valkering</text:span><text:span text:style-name="T3"> </text:span><text:span text:style-name="T6">(</text:span><text:a xlink:type="simple" xlink:href="mailto:rexvalkering@gmail.com">rexvalkering@gmail.com</text:a><text:span text:style-name="T6">)</text:span></text:p>
      <text:p text:style-name="P2"><text:span text:style-name="T1">Sam Ansmink </text:span><text:span text:style-name="T6">(</text:span><text:a xlink:type="simple" xlink:href="mailto:sam.ansmink@student.uva.nl"><text:span text:style-name="T7">sam.ansmink@student.uva.nl</text:span></text:a><text:span text:style-name="T6">)</text:span></text:p>
      <text:p text:style-name="P2"><text:span text:style-name="T1">Koen Koning</text:span><text:span text:style-name="T3"> </text:span><text:span text:style-name="T6">(koenkoning@gmail.com)</text:span><text:span text:style-name="T2"><text:line-break/></text:span></text:p>
      <text:p text:style-name="P3">Lab date: <text:s/>Oct. 27 &amp; 30, 2014</text:p>
      <text:p text:style-name="P3">Hand-in time (submit to blackboard) by Nov. 3, 2014 12:00CEST</text:p>
      <text:p text:style-name="P3">Total points: 20 pts</text:p>
      <text:p text:style-name="P13">Please provide your answer in the appropriate space for each question</text:p>
      <text:p text:style-name="P13"/>
      <text:p text:style-name="P14">Task 1 – Application Layer</text:p>
      <text:p text:style-name="P11">Task 1a – Wireshark – HTTP</text:p>
      <text:list xml:id="list1633567608701934928" text:style-name="WW8Num31">
        <text:list-item>
          <text:p text:style-name="P18">(a) <text:span text:style-name="T20">216.92.29.160</text:span><text:line-break/>(b) <text:span text:style-name="T21">145.100.135.221</text:span><text:line-break/>(c) /<text:span text:style-name="T21">nt/ping.html</text:span></text:p>
        </text:list-item>
        <text:list-item>
          <text:p text:style-name="P18">(a) <text:span text:style-name="T21">4</text:span><text:line-break/>(b) <text:span text:style-name="T21">(ip.dst == 216.92.29.160) &amp;&amp; (http.request.method == "GET")</text:span></text:p>
        </text:list-item>
      </text:list>
      <text:p text:style-name="P16"/>
      <text:p text:style-name="P16"/>
      <text:p text:style-name="P11">Task 1b – Wireshark – Security</text:p>
      <text:list xml:id="list211940911613721" text:continue-numbering="true" text:style-name="WW8Num31">
        <text:list-item>
          <text:p text:style-name="P19"><text:soft-page-break/>(a) <text:span text:style-name="T22">http://gaia.cs.umass.edu/</text:span><text:line-break/>(b) <text:span text:style-name="T22">wireshark-students</text:span><text:line-break/>(c) <text:span text:style-name="T22">letsTry and network</text:span><text:line-break/>(d) <text:span text:style-name="T22">network</text:span><text:line-break/>(e) <text:span text:style-name="T23">This page is password protected! <text:s/>If you're seeing this, you've downloaded the page correctly &lt;br&gt;\n Congratulations!\n</text:span></text:p>
        </text:list-item>
      </text:list>
      <text:p text:style-name="P16"/>
      <text:p text:style-name="P32"/>
      <text:p text:style-name="P11">Task 1c – Command Line Tools: nmap, nc, curl, wget</text:p>
      <text:list xml:id="list211940967246601" text:continue-numbering="true" text:style-name="WW8Num31">
        <text:list-item>
          <text:p text:style-name="P20">(a) <text:span text:style-name="T24">No, its not responding to ping probes.</text:span><text:line-break/>(b) <text:span text:style-name="T25">Yes,</text:span><text:line-break/>(c) <text:span text:style-name="T25">80/tcp <text:s/>en 443/tcp.</text:span><text:line-break/>(d) <text:span text:style-name="T25">80: http, 443: https</text:span></text:p>
        </text:list-item>
        <text:list-item>
          <text:p text:style-name="P21">(a) <text:span text:style-name="T26">nc -z -p 3130 www.ebay.com 80 returns: “Connection to www.ebay.com 80 port [tcp/http] succeeded! ”</text:span><text:line-break/>(b) <text:span text:style-name="T26">It sends a GET HTTP request to </text:span><text:a xlink:type="simple" xlink:href="http://www.ebay.com/"><text:span text:style-name="T26">www.ebay.com</text:span></text:a><text:span text:style-name="T26">:80, which returns the website.</text:span></text:p>
        </text:list-item>
        <text:list-item>
          <text:p text:style-name="P17">(a) <text:span text:style-name="T27">nmap -sn 192.16.191.0/24</text:span><text:line-break/>(b) <text:span text:style-name="T27">9 hosts are up.</text:span></text:p>
        </text:list-item>
        <text:list-item>
          <text:p text:style-name="P22">(a) <text:span text:style-name="T28">nc -l 3130</text:span><text:line-break/>(b) <text:span text:style-name="T28">nc 127.0.0.1 3130</text:span><text:line-break/>(c) <text:span text:style-name="T29">test is mirrored.</text:span><text:line-break/>(d) <text:span text:style-name="T29">Closing the client, with EOF for example, will close the server connection and thus the server stops.</text:span></text:p>
        </text:list-item>
      </text:list>
      <text:p text:style-name="P16"/>
      <text:list xml:id="list211941115813565" text:continue-numbering="true" text:style-name="WW8Num31">
        <text:list-item>
          <text:p text:style-name="P23">(a) <text:a xlink:type="simple" xlink:href="http://www.uva.nl/"><text:span text:style-name="T31">www.uva.nl</text:span></text:a><text:span text:style-name="T31"> redirect to </text:span><text:a xlink:type="simple" xlink:href="http://www.uva.nl/home"><text:span text:style-name="T31">www.uva.nl/home</text:span></text:a><text:span text:style-name="T31"> (curl -w "%{redirect_url}" -s -S www.uva.nl -o /dev/null).To count the number of links in </text:span><text:a xlink:type="simple" xlink:href="http://www.uva.nl/home"><text:span text:style-name="T31">www.uva.nl/home</text:span></text:a><text:span text:style-name="T31">. curl -L www.uva.nl 2&gt;&amp;1 | <text:s/>grep http | wc -l (187 links)</text:span><text:line-break/>(b) <text:span text:style-name="T30">Uva webserver is Apache 2.2.3 (Red Hat), Google has the webserver GFE (curl -I </text:span><text:a xlink:type="simple" xlink:href="http://www.uva.nl/"><text:span text:style-name="T30">www.uva.nl</text:span></text:a><text:span text:style-name="T30">)</text:span><text:line-break/>(c) <text:span text:style-name="T30">Google has its own webserver, GFE/2.0</text:span></text:p>
        </text:list-item>
      </text:list>
      <text:p text:style-name="P33"/>
      <text:p text:style-name="P14">Task 2 – Network Layer</text:p>
      <text:list xml:id="list709905736194014541" text:style-name="WW8Num27">
        <text:list-item>
          <text:list>
            <text:list-item>
              <text:list>
                <text:list-item>
                  <text:h text:style-name="P8" text:outline-level="3">Task 2a – Wireshark - Investigate Traceroute</text:h>
                </text:list-item>
              </text:list>
            </text:list-item>
          </text:list>
        </text:list-item>
      </text:list>
      <text:list xml:id="list211942307140093" text:continue-list="list211941115813565" text:style-name="WW8Num31">
        <text:list-item>
          <text:p text:style-name="P24"><text:soft-page-break/>(a) <text:span text:style-name="T32">145.100.135.221</text:span><text:line-break/>(b) <text:span text:style-name="T33">Ping -t</text:span><text:line-break/>(c) <text:span text:style-name="T33">5 hops</text:span></text:p>
        </text:list-item>
        <text:list-item>
          <text:p text:style-name="P17">(a) <text:span text:style-name="T34">In every step the source host was sending two packets.</text:span><text:line-break/>(b) <text:span text:style-name="T34">Two packets with the same time to live (ttl) were send. </text:span></text:p>
        </text:list-item>
        <text:list-item>
          <text:p text:style-name="P17">(a) <text:span text:style-name="T35">A type 8 message, meaning a echo request.</text:span><text:line-break/>(b) <text:span text:style-name="T36">A type 11 message, meaning a Time exceeded.</text:span><text:line-break/>(c) <text:span text:style-name="T36">Because the server sends a reply back, a type 0 message. A echo reply message.</text:span></text:p>
        </text:list-item>
      </text:list>
      <text:p text:style-name="P12"/>
      <text:list xml:id="list211941010022442" text:continue-list="list709905736194014541" text:style-name="WW8Num27">
        <text:list-item>
          <text:list>
            <text:list-item>
              <text:list>
                <text:list-item>
                  <text:h text:style-name="P8" text:outline-level="3">Task 2b – Ping and Traceroute - Find availability and RTT</text:h>
                </text:list-item>
              </text:list>
            </text:list-item>
          </text:list>
        </text:list-item>
      </text:list>
      <text:list xml:id="list211942212802650" text:continue-list="list211942307140093" text:style-name="WW8Num31">
        <text:list-item>
          <text:p text:style-name="P25">(a) </text:p>
          <text:p text:style-name="P25"><text:a xlink:type="simple" xlink:href="http://www.cwi.nl/"><text:span text:style-name="T37">www.cwi.nl</text:span></text:a><text:span text:style-name="T37"> – No response<text:line-break/></text:span><text:a xlink:type="simple" xlink:href="http://www.uva.nl/"><text:span text:style-name="T37">www.uva.nl</text:span></text:a><text:span text:style-name="T37"> – No response<text:line-break/></text:span><text:a xlink:type="simple" xlink:href="http://www.nikhef.nl/"><text:span text:style-name="T37">www.nikhef.nl</text:span></text:a><text:span text:style-name="T37"> – Alive<text:line-break/></text:span><text:a xlink:type="simple" xlink:href="http://www.amazon.com/"><text:span text:style-name="T37">www.amazon.com</text:span></text:a><text:span text:style-name="T37"> – No reponse<text:line-break/></text:span><text:a xlink:type="simple" xlink:href="http://www.twitter.com/"><text:span text:style-name="T37">www.twitter.com</text:span></text:a><text:span text:style-name="T37"> - Alive<text:line-break/></text:span> <text:line-break/>(b) <text:span text:style-name="T37">They don't repond to prevent denial of service</text:span></text:p>
        </text:list-item>
        <text:list-item>
          <text:p text:style-name="P17">(a) <text:line-break/><text:a xlink:type="simple" xlink:href="http://www.nikhef.nl/"><text:span text:style-name="T37">www.nikhef.nl</text:span></text:a><text:span text:style-name="T37"> – 3.28 ms response time.<text:line-break/></text:span><text:a xlink:type="simple" xlink:href="http://www.twitter.com/"><text:span text:style-name="T37">www.twitter.com</text:span></text:a><text:span text:style-name="T37"> – 108 ms response time.</text:span><text:line-break/>(b) <text:span text:style-name="T37">No, twitter almost has 30 times the response time.</text:span><text:line-break/>(c) <text:span text:style-name="T37">Twitter service is not located in the netherlands, therefor the travel time is much longer.</text:span><text:line-break/>(d) <text:span text:style-name="T38">This is caused by the propagation delay.</text:span></text:p>
        </text:list-item>
        <text:list-item>
          <text:p text:style-name="P26">(a) <text:a xlink:type="simple" xlink:href="http://www.berkeley.edu/"><text:span text:style-name="T47">www.berkeley.edu</text:span></text:a><text:span text:style-name="T47"> – The biggest step is from </text:span><text:span text:style-name="T39"><text:s/></text:span><text:span text:style-name="T40">ae1.mx1.fra.de.geant.net (62.40.98.109) </text:span><text:span text:style-name="T41">to </text:span><text:span text:style-name="T40">abilene-wash-gw.mx1.fra.de.geant.net (62.40.125.18)<text:line-break/></text:span><text:a xlink:type="simple" xlink:href="http://www.stanford.edu/">www.stanford.edu</text:a><text:span text:style-name="T41"> The biggest step was from </text:span><text:span text:style-name="T40">ae51.bar1.Vienna.Level3.net (212.73.203.101) </text:span><text:span text:style-name="T41">to </text:span><text:span text:style-name="T39"><text:s/></text:span><text:span text:style-name="T40">4.31.98.142 (4.31.98.142), </text:span><text:span text:style-name="T41">where actually two steps got a request timed out. And the final destination timed out aswell.</text:span><text:line-break/>(b) <text:span text:style-name="T47">The propagation time is the longest here, and stanford does not responde to ping requests, and therefor a traceroute can not be build perfectly.</text:span></text:p>
        </text:list-item>
        <text:list-item>
          <text:p text:style-name="P27"><text:span text:style-name="T8">(a)</text:span><text:span text:style-name="T9">32 bytes packet size</text:span><text:span text:style-name="T10">:</text:span> <text:span text:style-name="T48">ping -c 10 -s 24 (ICMP has 8 byte header data)</text:span><text:line-break/><text:span text:style-name="T15">1024 bytes packet size</text:span><text:span text:style-name="T14">:</text:span> <text:span text:style-name="T48">ping -c 10 -s 1016 (ICMP has 8 byte header data)</text:span><text:span text:style-name="T8"><text:line-break/></text:span>(b) <text:span text:style-name="T48">0% packet loss is both 32 byte and 1024 byte cases.</text:span><text:line-break/>(c) <text:span text:style-name="T9">32 bytes packet size</text:span><text:span text:style-name="T10">: </text:span><text:span text:style-name="T11">mean: 3.09ms</text:span><text:span text:style-name="T10"><text:line-break/></text:span><text:span text:style-name="T9">1024 bytes packet size:</text:span><text:span text:style-name="T12"> </text:span><text:span text:style-name="T13">mean: 3.54 ms</text:span><text:line-break/><text:soft-page-break/>(d) <text:span text:style-name="T48">Yes</text:span><text:line-break/>(e) <text:span text:style-name="T48">The difference comes from the transfer rate of networking devices.</text:span></text:p>
        </text:list-item>
      </text:list>
      <text:p text:style-name="P34"/>
      <text:list xml:id="list211941727316355" text:continue-list="list211941010022442" text:style-name="WW8Num27">
        <text:list-item>
          <text:list>
            <text:list-item>
              <text:list>
                <text:list-item>
                  <text:h text:style-name="P8" text:outline-level="3">Task 2c – Traceroute - Find the network path</text:h>
                </text:list-item>
              </text:list>
            </text:list-item>
          </text:list>
        </text:list-item>
      </text:list>
      <text:list xml:id="list211941377865607" text:continue-list="list211942212802650" text:style-name="WW8Num31">
        <text:list-item>
          <text:p text:style-name="P28">(a) <text:span text:style-name="T49">2</text:span><text:line-break/>(b) <text:span text:style-name="T43">85.17.100.202 </text:span><text:span text:style-name="T44">and 3</text:span><text:span text:style-name="T43">1.31.32.9</text:span><text:line-break/>(c) <text:span text:style-name="T50">De leap from hungary to holland and the leap from greece to italy are the biggest. <text:line-break/></text:span><text:span text:style-name="T40">ae1.mx1.ams.nl.geant.net </text:span><text:span text:style-name="T42">→ </text:span><text:span text:style-name="T40">peering.evo.leaseweb.net </text:span><text:span text:style-name="T42">a</text:span><text:span text:style-name="T46">nd </text:span><text:span text:style-name="T45">be1.rtr1.vh.hbone.hu →</text:span><text:span text:style-name="T46"> </text:span><text:span text:style-name="T45">bix.leaseweb.net</text:span></text:p>
        </text:list-item>
        <text:list-item>
          <text:p text:style-name="P17">(a) <text:span text:style-name="T51">None of the links of are the same.</text:span><text:line-break/>(b<text:span text:style-name="T51">) Google has many different datacenter</text:span></text:p>
        </text:list-item>
      </text:list>
      <text:p text:style-name="P34"/>
      <text:list xml:id="list211941940898556" text:continue-list="list211941727316355" text:style-name="WW8Num27">
        <text:list-item>
          <text:list>
            <text:list-item>
              <text:list>
                <text:list-item>
                  <text:h text:style-name="P9" text:outline-level="3">Task 3 – Transport Layer</text:h>
                </text:list-item>
                <text:list-item>
                  <text:h text:style-name="P8" text:outline-level="3">Task 3a – Iperf </text:h>
                </text:list-item>
              </text:list>
            </text:list-item>
          </text:list>
        </text:list-item>
      </text:list>
      <text:list xml:id="list211940630488237" text:continue-list="list211941377865607" text:style-name="WW8Num31">
        <text:list-item>
          <text:p text:style-name="P29">(a) <text:span text:style-name="T52">iperf -c rembrandt0.uva.netherlight.nl -m</text:span><text:line-break/>(b) <text:span text:style-name="T52">10.8 Mbits/s</text:span><text:line-break/>(c) <text:span text:style-name="T52">MSS size 1448 bytes</text:span><text:line-break/>(d) <text:span text:style-name="T53">No</text:span><text:line-break/>(e) <text:span text:style-name="T54">The RTT has an average of 5 ms</text:span></text:p>
        </text:list-item>
        <text:list-item>
          <text:p text:style-name="P30">(a) <text:span text:style-name="T55">iperf -c rembrandt0.uva.netherlight.nl -w ...KB </text:span><text:line-break/>(b) <text:line-break/><text:span text:style-name="T55">8KB – 5.05 Mbits/s<text:line-break/>16KB – 5.95 Mbit/s<text:line-break/>32KB – 7.42 Mbit/s<text:line-break/>48KB – 7.08 Mbit/s<text:line-break/>64KB – 7.14 Mbit/s<text:line-break/>128KB – 6.94 Mbit/s<text:line-break/>256KB – 5.40 Mbit/s<text:line-break/>512KB – 6.86 Mbit/s<text:line-break/>1024KB – 6.02 Mbit/s<text:line-break/>2048KB – 7.78 Mbit/s</text:span><text:line-break/>(c) <text:s/><text:span text:style-name="T55">I ran the same windows size multiple times, results were very inconsistent. Therefor I can no conclude which TCP window size is the best.</text:span></text:p>
        </text:list-item>
      </text:list>
      <text:p text:style-name="P16"/>
      <text:list xml:id="list211941126802815" text:continue-list="list211941940898556" text:style-name="WW8Num27">
        <text:list-item>
          <text:list>
            <text:list-item>
              <text:list>
                <text:list-item>
                  <text:h text:style-name="P8" text:outline-level="3"/>
                </text:list-item>
                <text:list-item>
                  <text:h text:style-name="P8" text:outline-level="3"><text:soft-page-break/>Task 3b – Netstat </text:h>
                </text:list-item>
              </text:list>
            </text:list-item>
          </text:list>
        </text:list-item>
      </text:list>
      <text:list xml:id="list211941841599886" text:continue-list="list211940630488237" text:style-name="WW8Num31">
        <text:list-item>
          <text:p text:style-name="P17">(a) <text:span text:style-name="T55">netstat -u -a –-numeric-ports</text:span><text:line-break/>(b) <text:span text:style-name="T55">3672, 37576, 13300</text:span><text:line-break/>(c) <text:span text:style-name="T55">netstat -t -a –-numeric-ports</text:span><text:line-break/>(d) <text:span text:style-name="T55">13228,13229,13300</text:span></text:p>
        </text:list-item>
      </text:list>
      <text:p text:style-name="P34"/>
      <text:p text:style-name="P2"/>
      <text:p text:style-name="P15">Submission</text:p>
      <text:p text:style-name="P5">You have to submit:</text:p>
      <text:list xml:id="list324975521479074438" text:style-name="WW8Num11">
        <text:list-item>
          <text:p text:style-name="P31">Your answers to all the questions. <text:span text:style-name="T4">Use this </text:span><text:span text:style-name="T5">answer sheet</text:span><text:span text:style-name="T4"> for you answers and provide your answers in the appropriate answer field for each question.</text:span></text:p>
        </text:list-item>
        <text:list-item>
          <text:p text:style-name="P31">Answer only what each question ask, with out any superfluous details.</text:p>
        </text:list-item>
      </text:list>
      <text:p text:style-name="P6"><text:span text:style-name="T16">Attention:</text:span> You have to submit <text:span text:style-name="T17">one PDF</text:span> file that contains all the answers; the name of the file should be <text:span text:style-name="T18">lab1-&lt;lastname_firstletter&gt;.pdf</text:span><text:span text:style-name="T19"> (example: lab1-alizadeh_f.pdf)</text:span>. </text:p>
      <text:p text:style-name="P6"><text:span text:style-name="T4">Any other kind of submission will not be taken into account</text:span>. You must also put your full name and your student number at the top of the fi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/>
    <style:font-face style:name="WenQuanYi Micro Hei" svg:font-family="'WenQuanYi Micro Hei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Symbol" svg:font-family="Symbol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7" style:class="text">
      <style:paragraph-properties fo:margin-top="0.3335in" fo:margin-bottom="0in" style:contextual-spacing="false" fo:text-align="center" style:justify-single-word="false" fo:keep-together="always" fo:keep-with-next="always"/>
      <style:text-properties fo:color="#000000" style:font-name="Cambria" fo:font-family="Cambria" style:font-pitch="variable" fo:font-size="20pt" fo:font-weight="bold" style:font-name-asian="WenQuanYi Micro Hei" style:font-family-asian="'WenQuanYi Micro Hei'" style:font-family-generic-asian="roman" style:font-size-asian="20pt" style:language-asian="ko" style:country-asian="KR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7" style:class="text">
      <style:paragraph-properties fo:margin-top="0.139in" fo:margin-bottom="0in" style:contextual-spacing="false" fo:keep-together="always" fo:keep-with-next="always"/>
      <style:text-properties fo:color="#000000" style:font-name="Cambria" fo:font-family="Cambria" style:font-pitch="variable" fo:font-size="13pt" fo:font-weight="bold" style:font-name-asian="WenQuanYi Micro Hei" style:font-family-asian="'WenQuanYi Micro Hei'" style:font-family-generic-asian="roman" style:font-size-asian="13pt" style:language-asian="ko" style:country-asian="KR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7" style:class="text">
      <style:text-properties fo:font-size="12pt" fo:font-weight="bold" style:font-name-asian="WenQuanYi Micro Hei" style:font-family-asian="'WenQuanYi Micro Hei'" style:font-family-generic-asian="roman" style:font-size-asian="12pt" style:language-asian="ko" style:country-asian="KR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4" style:display-name="Heading 4" style:family="paragraph" style:parent-style-name="Heading_20_3" style:next-style-name="Standard" style:list-style-name="WW8Num24" style:class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27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pitch="variable" style:font-name-asian="WenQuanYi Micro Hei" style:font-family-asian="'WenQuanYi Micro Hei'" style:font-family-generic-asian="roman" style:language-asian="ko" style:country-asian="KR" style:font-name-complex="Times New Roman" style:font-family-complex="'Times New Roman'" style:font-family-generic-complex="roman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WW8Num27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27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27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ize="10pt" style:font-name-asian="WenQuanYi Micro Hei" style:font-family-asian="'WenQuanYi Micro Hei'" style:font-family-generic-asian="roman" style:font-size-asian="10pt" style:language-asian="ko" style:country-asian="KR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27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ize="10pt" fo:font-style="italic" style:font-name-asian="WenQuanYi Micro Hei" style:font-family-asian="'WenQuanYi Micro Hei'" style:font-family-generic-asian="roman" style:font-size-asian="10pt" style:language-asian="ko" style:country-asian="K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Vrije_20_vorm_20_A" style:display-name="Vrije vorm A" style:family="paragraph">
      <style:paragraph-properties fo:margin-top="0in" fo:margin-bottom="0.139in" style:contextual-spacing="false" fo:line-height="115%" fo:orphans="2" fo:widows="2"/>
      <style:text-properties fo:color="#000000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3335in" fo:margin-bottom="0in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0.5in"/>
        </style:tab-stops>
      </style:paragraph-properties>
      <style:text-properties fo:color="#000000" style:font-name="Cambria Bold" fo:font-family="'Cambria Bold'" style:font-pitch="variable" fo:font-size="20pt" fo:language="en" fo:country="US" style:font-name-asian="ヒラギノ角ゴ Pro W3" style:font-family-asian="'ヒラギノ角ゴ Pro W3'" style:font-pitch-asian="variable" style:font-size-asian="20pt" style:font-name-complex="Cambria Bold" style:font-family-complex="'Cambria Bold'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in" fo:margin-bottom="0.0835in" style:contextual-spacing="false" fo:line-height="115%" fo:text-align="justify" style:justify-single-word="false" fo:orphans="2" fo:widows="2" fo:hyphenation-ladder-count="no-limit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>
        <style:tab-stops>
          <style:tab-stop style:position="0.5in"/>
        </style:tab-stops>
      </style:paragraph-properties>
      <style:text-properties fo:color="#00000a" style:font-name="Calibri Bold" fo:font-family="'Calibri Bold'" style:font-pitch="variable" fo:font-size="12pt" fo:language="en" fo:country="US" style:font-name-asian="ヒラギノ角ゴ Pro W3" style:font-family-asian="'ヒラギノ角ゴ Pro W3'" style:font-pitch-asian="variable" style:font-size-asian="12pt" style:font-name-complex="Calibri Bold" style:font-family-complex="'Calibri Bold'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>
        <style:tab-stops>
          <style:tab-stop style:position="0.5in"/>
        </style:tab-stops>
      </style:paragraph-properties>
      <style:text-properties fo:color="#00000a" style:font-name="Calibri Bold" fo:font-family="'Calibri Bold'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 Bold" style:font-family-complex="'Calibri Bold'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0pt" fo:language="en" fo:country="US" style:font-name-asian="ヒラギノ角ゴ Pro W3" style:font-family-asian="'ヒラギノ角ゴ Pro W3'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WenQuanYi Micro Hei" style:font-family-asian="'WenQuanYi Micro Hei'" style:font-family-generic-asian="roman" style:font-size-asian="11pt" style:language-asian="ko" style:country-asian="KR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family="'Courier New'" style:font-pitch="variable" fo:font-size="11pt" style:font-name-asian="ヒラギノ角ゴ Pro W3" style:font-family-asian="'ヒラギノ角ゴ Pro W3'" style:font-pitch-asian="variable" style:font-size-asian="11pt" style:font-name-complex="Courier New" style:font-family-complex="'Courier New'" style:font-pitch-complex="variable"/>
    </style:style>
    <style:style style:name="WW8Num11z2" style:family="text">
      <style:text-properties style:text-position="0% 100%" style:font-name="Wingdings" fo:font-family="Wingdings" style:font-pitch="variable" style:font-charset="x-symbol" fo:font-size="11pt" style:font-name-asian="ヒラギノ角ゴ Pro W3" style:font-family-asian="'ヒラギノ角ゴ Pro W3'" style:font-pitch-asian="variable" style:font-size-asian="11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family="Cambria" style:font-pitch="variable" fo:font-size="20pt" fo:font-weight="bold" style:font-name-asian="WenQuanYi Micro Hei" style:font-family-asian="'WenQuanYi Micro Hei'" style:font-family-generic-asian="roman" style:font-size-asian="20pt" style:language-asian="ko" style:country-asian="KR" style:font-weight-asian="bold" style:font-name-complex="Cambria" style:font-family-complex="Cambria" style:font-pitch-complex="variable" style:font-size-complex="14pt" style:font-weight-complex="bold"/>
    </style:style>
    <style:style style:name="Heading_20_2_20_Char" style:display-name="Heading 2 Char" style:family="text">
      <style:text-properties fo:color="#000000" style:font-name="Cambria" fo:font-family="Cambria" style:font-pitch="variable" fo:font-size="13pt" fo:font-weight="bold" style:font-name-asian="WenQuanYi Micro Hei" style:font-family-asian="'WenQuanYi Micro Hei'" style:font-family-generic-asian="roman" style:font-size-asian="13pt" style:language-asian="ko" style:country-asian="KR" style:font-weight-asian="bold" style:font-name-complex="Cambria" style:font-family-complex="Cambria" style:font-pitch-complex="variable" style:font-size-complex="13pt" style:font-weight-complex="bold"/>
    </style:style>
    <style:style style:name="Heading_20_3_20_Char" style:display-name="Heading 3 Char" style:family="text">
      <style:text-properties fo:color="#00000a" style:font-name="Calibri" fo:font-family="Calibri" style:font-pitch="variable" fo:font-size="12pt" fo:font-weight="bold" style:font-name-asian="WenQuanYi Micro Hei" style:font-family-asian="'WenQuanYi Micro Hei'" style:font-family-generic-asian="roman" style:font-size-asian="12pt" style:language-asian="ko" style:country-asian="KR" style:font-weight-asian="bold" style:font-name-complex="Calibri" style:font-family-complex="Calibri" style:font-pitch-complex="variable" style:font-size-complex="11pt"/>
    </style:style>
    <style:style style:name="Heading_20_4_20_Char" style:display-name="Heading 4 Char" style:family="text">
      <style:text-properties fo:color="#00000a" style:font-name="Calibri" fo:font-family="Calibri" style:font-pitch="variable" fo:font-size="11pt" fo:font-weight="bold" style:font-name-asian="WenQuanYi Micro Hei" style:font-family-asian="'WenQuanYi Micro Hei'" style:font-family-generic-asian="roman" style:font-size-asian="11pt" style:language-asian="ko" style:country-asian="KR" style:font-weight-asian="bold" style:font-name-complex="Calibri" style:font-family-complex="Calibri" style:font-pitch-complex="variable" style:font-size-complex="11pt"/>
    </style:style>
    <style:style style:name="Heading_20_5_20_Char" style:display-name="Heading 5 Char" style:family="text">
      <style:text-properties fo:color="#243f60" style:font-name="Cambria" fo:font-family="Cambria" style:font-pitch="variable" fo:font-size="11pt" style:font-name-asian="WenQuanYi Micro Hei" style:font-family-asian="'WenQuanYi Micro Hei'" style:font-family-generic-asian="roman" style:font-size-asian="11pt" style:language-asian="ko" style:country-asian="KR" style:font-name-complex="Cambria" style:font-family-complex="Cambria" style:font-pitch-complex="variable" style:font-size-complex="11pt"/>
    </style:style>
    <style:style style:name="Heading_20_6_20_Char" style:display-name="Heading 6 Char" style:family="text">
      <style:text-properties fo:color="#243f60" style:font-name="Cambria" fo:font-family="Cambria" style:font-pitch="variable" fo:font-size="11pt" fo:font-style="italic" style:font-name-asian="WenQuanYi Micro Hei" style:font-family-asian="'WenQuanYi Micro Hei'" style:font-family-generic-asian="roman" style:font-size-asian="11pt" style:language-asian="ko" style:country-asian="KR" style:font-style-asian="italic" style:font-name-complex="Cambria" style:font-family-complex="Cambria" style:font-pitch-complex="variable" style:font-size-complex="11pt" style:font-style-complex="italic"/>
    </style:style>
    <style:style style:name="Heading_20_7_20_Char" style:display-name="Heading 7 Char" style:family="text">
      <style:text-properties fo:color="#404040" style:font-name="Cambria" fo:font-family="Cambria" style:font-pitch="variable" fo:font-size="11pt" fo:font-style="italic" style:font-name-asian="WenQuanYi Micro Hei" style:font-family-asian="'WenQuanYi Micro Hei'" style:font-family-generic-asian="roman" style:font-size-asian="11pt" style:language-asian="ko" style:country-asian="KR" style:font-style-asian="italic" style:font-name-complex="Cambria" style:font-family-complex="Cambria" style:font-pitch-complex="variable" style:font-size-complex="11pt" style:font-style-complex="italic"/>
    </style:style>
    <style:style style:name="Heading_20_8_20_Char" style:display-name="Heading 8 Char" style:family="text">
      <style:text-properties fo:color="#404040" style:font-name="Cambria" fo:font-family="Cambria" style:font-pitch="variable" style:font-name-asian="WenQuanYi Micro Hei" style:font-family-asian="'WenQuanYi Micro Hei'" style:font-family-generic-asian="roman" style:language-asian="ko" style:country-asian="KR" style:font-name-complex="Cambria" style:font-family-complex="Cambria" style:font-pitch-complex="variable"/>
    </style:style>
    <style:style style:name="Heading_20_9_20_Char" style:display-name="Heading 9 Char" style:family="text">
      <style:text-properties fo:color="#40404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Cambria" style:font-family-complex="Cambria" style:font-pitch-complex="variable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7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7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7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7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7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7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7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7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7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  <style:text-properties style:font-name="Liberation Serif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0.4in"/>
        </style:list-level-properties>
        <style:text-properties style:font-name="Liberation Serif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Liberation Serif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0.6in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0.7in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0.8in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0.9in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252in" fo:text-indent="0.248in" fo:margin-left="0.252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  <style:text-properties style:font-name="Liberation Serif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1.5in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2in"/>
        </style:list-level-properties>
        <style:text-properties style:font-name="Liberation Serif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3in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3.5in"/>
        </style:list-level-properties>
        <style:text-properties style:font-name="Liberation Serif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1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1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1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1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1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1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4z3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4z4" style:num-prefix="." style:num-format="1" text:display-levels="2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4z5" style:num-prefix="..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4z6" style:num-prefix="...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4z7" style:num-prefix="..." style:num-format="1" text:display-levels="2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4z8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7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7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7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7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7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7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7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7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0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0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0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0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0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0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US" style:font-name-asian="Times New Roman" style:font-size-asian="10pt" style:language-asian="en" style:country-asian="US" style:font-name-complex="Times New Roman" style:language-complex="none" style:country-complex="none"/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1in" style:dynamic-spacing="true"/>
      </style:header-style>
      <style:footer-style>
        <style:header-footer-properties fo:min-height="1in" fo:margin-left="0in" fo:margin-right="0in" fo:margin-top="0.9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7-24T14:33:00</meta:creation-date>
    <dc:date>2014-10-30T21:19:40.518532555</dc:date>
    <meta:print-date>2013-07-02T11:06:00</meta:print-date>
    <meta:editing-cycles>69</meta:editing-cycles>
    <meta:editing-duration>P1DT23H33M45S</meta:editing-duration>
    <meta:generator>LibreOffice/4.2.6.3$Linux_X86_64 LibreOffice_project/420m0$Build-3</meta:generator>
    <meta:document-statistic meta:table-count="0" meta:image-count="0" meta:object-count="0" meta:page-count="5" meta:paragraph-count="52" meta:word-count="836" meta:character-count="5198" meta:non-whitespace-character-count="4386"/>
  </office:meta>
</office:document-meta>
</file>